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d90d" officeooo:paragraph-rsid="0000d90d"/>
    </style:style>
    <style:style style:name="P2" style:family="paragraph" style:parent-style-name="Standard">
      <style:text-properties officeooo:paragraph-rsid="0000d90d"/>
    </style:style>
    <style:style style:name="P3" style:family="paragraph" style:parent-style-name="Standard">
      <style:paragraph-properties fo:line-height="115%"/>
      <style:text-properties officeooo:rsid="0000d90d" officeooo:paragraph-rsid="0000d90d"/>
    </style:style>
    <style:style style:name="P4" style:family="paragraph" style:parent-style-name="Standard">
      <style:paragraph-properties fo:line-height="115%"/>
      <style:text-properties officeooo:rsid="0000d90d" officeooo:paragraph-rsid="00087b17"/>
    </style:style>
    <style:style style:name="P5" style:family="paragraph" style:parent-style-name="Standard" style:list-style-name="L1">
      <style:paragraph-properties fo:line-height="115%"/>
      <style:text-properties officeooo:rsid="0000d90d" officeooo:paragraph-rsid="00087b17"/>
    </style:style>
    <style:style style:name="P6" style:family="paragraph" style:parent-style-name="Standard" style:list-style-name="L2">
      <style:paragraph-properties fo:line-height="115%"/>
      <style:text-properties fo:font-style="normal" officeooo:rsid="0004c253" officeooo:paragraph-rsid="000f218b" style:font-style-asian="normal" style:font-style-complex="normal"/>
    </style:style>
    <style:style style:name="P7" style:family="paragraph" style:parent-style-name="Standard">
      <style:text-properties fo:font-style="normal" officeooo:rsid="000f218b" officeooo:paragraph-rsid="000f218b" style:font-style-asian="normal" style:font-style-complex="normal"/>
    </style:style>
    <style:style style:name="P8" style:family="paragraph" style:parent-style-name="Standard" style:list-style-name="L2">
      <style:paragraph-properties fo:line-height="115%"/>
      <style:text-properties fo:font-style="normal" officeooo:rsid="000f218b" officeooo:paragraph-rsid="000f218b" style:font-style-asian="normal" style:font-style-complex="normal"/>
    </style:style>
    <style:style style:name="P9" style:family="paragraph" style:parent-style-name="Standard">
      <style:paragraph-properties fo:line-height="115%"/>
      <style:text-properties officeooo:rsid="0009e3c0" officeooo:paragraph-rsid="0000d90d"/>
    </style:style>
    <style:style style:name="P10" style:family="paragraph" style:parent-style-name="Standard">
      <style:paragraph-properties fo:line-height="115%"/>
      <style:text-properties officeooo:paragraph-rsid="0000d90d"/>
    </style:style>
    <style:style style:name="P11" style:family="paragraph" style:parent-style-name="Standard" style:list-style-name="L2">
      <style:paragraph-properties fo:line-height="115%"/>
      <style:text-properties officeooo:paragraph-rsid="000e38d1"/>
    </style:style>
    <style:style style:name="P12" style:family="paragraph" style:parent-style-name="Standard" style:list-style-name="L2">
      <style:paragraph-properties fo:line-height="115%"/>
      <style:text-properties officeooo:paragraph-rsid="000b56f1"/>
    </style:style>
    <style:style style:name="P13" style:family="paragraph" style:parent-style-name="Standard" style:list-style-name="L2">
      <style:paragraph-properties fo:line-height="115%"/>
      <style:text-properties officeooo:paragraph-rsid="0004c253"/>
    </style:style>
    <style:style style:name="P14" style:family="paragraph" style:parent-style-name="Standard" style:list-style-name="L2">
      <style:paragraph-properties fo:line-height="115%"/>
      <style:text-properties officeooo:paragraph-rsid="000d5246"/>
    </style:style>
    <style:style style:name="P15" style:family="paragraph" style:parent-style-name="Standard" style:list-style-name="L2">
      <style:paragraph-properties fo:margin-top="0cm" fo:margin-bottom="0.3cm" loext:contextual-spacing="false" fo:line-height="115%"/>
      <style:text-properties fo:font-weight="bold" officeooo:rsid="0000d90d" officeooo:paragraph-rsid="0000d90d" style:font-weight-asian="bold" style:font-weight-complex="bold"/>
    </style:style>
    <style:style style:name="P16" style:family="paragraph" style:parent-style-name="Standard" style:list-style-name="L2">
      <style:paragraph-properties fo:margin-top="0cm" fo:margin-bottom="0.3cm" loext:contextual-spacing="false" fo:line-height="115%"/>
      <style:text-properties fo:font-weight="bold" officeooo:paragraph-rsid="0004c253" style:font-weight-asian="bold" style:font-weight-complex="bold"/>
    </style:style>
    <style:style style:name="T1" style:family="text">
      <style:text-properties fo:font-style="normal" officeooo:rsid="0001539b" style:font-style-asian="normal" style:font-style-complex="normal"/>
    </style:style>
    <style:style style:name="T2" style:family="text">
      <style:text-properties fo:font-style="normal" officeooo:rsid="0004c253" style:font-style-asian="normal" style:font-style-complex="normal"/>
    </style:style>
    <style:style style:name="T3" style:family="text">
      <style:text-properties fo:font-style="normal" officeooo:rsid="00038b85" style:font-style-asian="normal" style:font-style-complex="normal"/>
    </style:style>
    <style:style style:name="T4" style:family="text">
      <style:text-properties fo:font-style="normal" officeooo:rsid="0009e3c0" style:font-style-asian="normal" style:font-style-complex="normal"/>
    </style:style>
    <style:style style:name="T5" style:family="text">
      <style:text-properties fo:font-style="normal" officeooo:rsid="000b56f1" style:font-style-asian="normal" style:font-style-complex="normal"/>
    </style:style>
    <style:style style:name="T6" style:family="text">
      <style:text-properties fo:font-style="normal" officeooo:rsid="000d5246" style:font-style-asian="normal" style:font-style-complex="normal"/>
    </style:style>
    <style:style style:name="T7" style:family="text">
      <style:text-properties fo:font-style="normal" officeooo:rsid="000dfcf8" style:font-style-asian="normal" style:font-style-complex="normal"/>
    </style:style>
    <style:style style:name="T8" style:family="text">
      <style:text-properties fo:font-style="normal" officeooo:rsid="000f218b" style:font-style-asian="normal" style:font-style-complex="normal"/>
    </style:style>
    <style:style style:name="T9" style:family="text">
      <style:text-properties fo:font-style="normal" officeooo:rsid="0011117a" style:font-style-asian="normal" style:font-style-complex="normal"/>
    </style:style>
    <style:style style:name="T10" style:family="text">
      <style:text-properties officeooo:rsid="0005bedb"/>
    </style:style>
    <style:style style:name="T11" style:family="text">
      <style:text-properties officeooo:rsid="0006b1d5"/>
    </style:style>
    <style:style style:name="T12" style:family="text">
      <style:text-properties officeooo:rsid="0000d90d"/>
    </style:style>
    <style:style style:name="T13" style:family="text">
      <style:text-properties officeooo:rsid="0001539b"/>
    </style:style>
    <style:style style:name="T14" style:family="text">
      <style:text-properties officeooo:rsid="000d5246"/>
    </style:style>
    <style:style style:name="T15" style:family="text">
      <style:text-properties officeooo:rsid="000f218b"/>
    </style:style>
    <style:style style:name="T16" style:family="text">
      <style:text-properties officeooo:rsid="0011117a"/>
    </style:style>
    <style:style style:name="T17" style:family="text">
      <style:text-properties fo:color="#5983b0" fo:font-style="normal" officeooo:rsid="000b56f1" style:font-style-asian="normal" style:font-style-complex="normal"/>
    </style:style>
    <style:style style:name="T18" style:family="text">
      <style:text-properties fo:color="#3465a4" fo:font-style="normal" officeooo:rsid="000b56f1" style:font-style-asian="normal" style:font-style-complex="normal"/>
    </style:style>
    <style:style style:name="T19" style:family="text">
      <style:text-properties fo:color="#3465a4" fo:font-style="normal" officeooo:rsid="000d5246" style:font-style-asian="normal" style:font-style-complex="normal"/>
    </style:style>
    <style:style style:name="T20" style:family="text">
      <style:text-properties fo:color="#3465a4" fo:font-style="normal" officeooo:rsid="000f218b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1.60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2">This document describes the necessary steps to setup, prepare and run the Eros model and visualize its outputs from within Matlab.</text:span></text:p>
      <text:p text:style-name="P3"/>
      <text:p text:style-name="P4">Test platform<text:span text:style-name="T11">s</text:span>: </text:p>
      <text:list xml:id="list992026320" text:style-name="L1">
        <text:list-item>
          <text:p text:style-name="P5">Win 10 64-bit, AMD Ryzen 7 2700X Eight-Core Processor 3.70 GHz, Matlab R2017a</text:p>
        </text:list-item>
        <text:list-item>
          <text:p text:style-name="P5">Win 10 64-bit, Intel Core i7-3770 Quad-Core Processor 3.70GHz, Matlab 2018b</text:p>
        </text:list-item>
      </text:list>
      <text:p text:style-name="P9"/>
      <text:list xml:id="list153625705" text:style-name="L2">
        <text:list-item>
          <text:p text:style-name="P15">Set up Eros <text:span text:style-name="T14">and run example experiment</text:span></text:p>
          <text:list>
            <text:list-item>
              <text:p text:style-name="P11"><text:span text:style-name="T12">Download program and extract files (</text:span><text:a xlink:type="simple" xlink:href="http://BmP2-RPG7v.quickconnect.to/d/f/550931656230352473" text:style-name="Internet_20_link" text:visited-style-name="Visited_20_Internet_20_Link"><text:span text:style-name="T12">http://BmP2-RPG7v.quickconnect.to/d/f/550931656230352473</text:span></text:a><text:span text:style-name="T12">) </text:span></text:p>
            </text:list-item>
            <text:list-item>
              <text:p text:style-name="P12"><text:span text:style-name="T13">Add files in the mfiles-folder to the Matlab path</text:span><text:span text:style-name="T1"> </text:span></text:p>
            </text:list-item>
            <text:list-item>
              <text:p text:style-name="P12"><text:span text:style-name="T5">Open </text:span><text:span text:style-name="T18">eros_template.m</text:span><text:span text:style-name="T5">, scroll to line 49 and change directory to where the bin-folder resides</text:span></text:p>
            </text:list-item>
            <text:list-item>
              <text:p text:style-name="P12"><text:span text:style-name="T5">Cd to ProjectFolder and run </text:span><text:span text:style-name="T18">eros_template.m</text:span><text:span text:style-name="T5">. This executes the example experiment of a flat, inclined slope </text:span><text:span text:style-name="T3">(~5 minutes c</text:span><text:span text:style-name="T2">omputation</text:span><text:span text:style-name="T3"> time </text:span><text:span text:style-name="T4">on Ryzen 7, ~10 min on i7</text:span><text:span text:style-name="T3">)</text:span></text:p>
            </text:list-item>
            <text:list-item>
              <text:p text:style-name="P12"><text:span text:style-name="T3">C</text:span><text:span text:style-name="T5">d to the folder where the results were written </text:span><text:span text:style-name="T6">to</text:span><text:span text:style-name="T5"> <text:line-break/> [</text:span><text:span text:style-name="T7">e.g. </text:span><text:span text:style-name="T5">Results\inflow(10).initial_sediment_stock(0.1).sediment_threshold(4)</text:span><text:span text:style-name="T6">]</text:span></text:p>
            </text:list-item>
            <text:list-item>
              <text:p text:style-name="P14"><text:span text:style-name="T6">Use </text:span><text:span text:style-name="T19">plotEros.m</text:span><text:span text:style-name="T6"> to visualize the outputs, e.g.:<text:line-break/><text:line-break/><text:tab/></text:span><text:span text:style-name="T19">B = plotEros(‘elevation’);</text:span><text:span text:style-name="T6"><text:line-break/><text:tab/></text:span><text:span text:style-name="T19">[B,meanB,F] = plotEros(‘sediment’,’mode’,’movie2’) </text:span><text:span text:style-name="T6"><text:line-break/><text:tab/></text:span><text:span text:style-name="T19">[B,meanB,F] = plotEros(‘elevation’,’mode’,’movie3’) </text:span><text:span text:style-name="T6"><text:line-break/></text:span></text:p>
            </text:list-item>
          </text:list>
        </text:list-item>
        <text:list-item>
          <text:p text:style-name="P16"><text:span text:style-name="T2">Prepare inputs f</text:span><text:span text:style-name="T6">or real topography </text:span><text:span text:style-name="T8">and run model</text:span><text:span text:style-name="T6">. </text:span><text:span text:style-name="T8">In </text:span><text:span text:style-name="T20">eros_template.m</text:span><text:span text:style-name="T8"> you may:</text:span></text:p>
          <text:list>
            <text:list-item>
              <text:p text:style-name="P13"><text:span text:style-name="T2">s</text:span><text:span text:style-name="T8">pecify the</text:span><text:span text:style-name="T2"> topographic base (.</text:span><text:span text:style-name="T8">alt</text:span><text:span text:style-name="T2">), </text:span><text:span text:style-name="T8">the source/sink raster (.rain) and the sediment thickness distribution (.sed),</text:span><text:span text:style-name="T2"> <text:s/></text:span></text:p>
            </text:list-item>
            <text:list-item>
              <text:p text:style-name="P6">c<text:span text:style-name="T15">hange model parameters, output directory/name and the variables to write, </text:span></text:p>
            </text:list-item>
            <text:list-item>
              <text:p text:style-name="P6">w<text:span text:style-name="T15">rite argument files for Eros.exe and</text:span></text:p>
            </text:list-item>
            <text:list-item>
              <text:p text:style-name="P8">start execution of Eros from within Matlab.</text:p>
            </text:list-item>
          </text:list>
        </text:list-item>
      </text:list>
      <text:p text:style-name="P7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20T23:40:51.940000000</meta:creation-date>
    <meta:generator>LibreOffice/6.3.5.2$Linux_X86_64 LibreOffice_project/30$Build-2</meta:generator>
    <dc:date>2020-04-28T21:56:39.770743406</dc:date>
    <meta:editing-duration>PT4H19M26S</meta:editing-duration>
    <meta:editing-cycles>5</meta:editing-cycles>
    <dc:creator>Jürgen Mey</dc:creator>
    <meta:document-statistic meta:table-count="0" meta:image-count="0" meta:object-count="0" meta:page-count="1" meta:paragraph-count="16" meta:word-count="202" meta:character-count="1453" meta:non-whitespace-character-count="1242"/>
  </office:meta>
</office:document-meta>
</file>